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2.svgz"/>
  <manifest:file-entry manifest:media-type="image/svg+xml" manifest:full-path="Pictures/1.svgz"/>
  <manifest:file-entry manifest:media-type="image/svg+xml" manifest:full-path="Pictures/0.svgz"/>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7281*"/>
    </style:style>
    <style:style style:name="Table1.B" style:family="table-column">
      <style:table-column-properties style:rel-column-width="1456*"/>
    </style:style>
    <style:style style:name="Table1.C" style:family="table-column">
      <style:table-column-properties style:rel-column-width="5825*"/>
    </style:style>
    <style:style style:name="Table1.D" style:family="table-column">
      <style:table-column-properties style:rel-column-width="50971*"/>
    </style:style>
  </office:automatic-styles>
  <office:body>
    <office:text>
      <text:p text:style-name="Title">Procedural visuality - Interdisciplinary perspectives on en/decoding the visuality of early Swiss digital games</text:p>
      <text:p text:style-name="Author">Adrian Demleitner</text:p>
      <text:h text:style-name="Heading_20_1" text:outline-level="1"><text:bookmark-start text:name="procedural-visuality"/>Procedural visuality<text:bookmark-end text:name="procedural-visuality"/></text:h>
      <text:h text:style-name="Heading_20_2" text:outline-level="2"><text:bookmark-start text:name="interdisciplinary-perspectives-on-endecoding-the-visuality-of-early-swiss-digital-games-working-title"/>Interdisciplinary perspectives on en/decoding the visuality of early Swiss digital games (working title)<text:bookmark-end text:name="interdisciplinary-perspectives-on-endecoding-the-visuality-of-early-swiss-digital-games-working-title"/></text:h>
      <text:p text:style-name="First_20_paragraph"><text:span text:style-name="T1">Cumulative dissertation in the digital humanities</text:span></text:p>
      <text:p text:style-name="Text_20_body"><text:span text:style-name="T2">How were graphics programming and the visuality of 80s and 90s video games entangled? How did they influence and form each other? And, how does graphics programming relate to the designer, and the designing, of video game images?</text:span></text:p>
      <text:list text:style-name="L1">
        <text:list-item>
          <text:p text:style-name="P1"><text:span text:style-name="T2">Adrian Demleitner</text:span></text:p>
        </text:list-item>
        <text:list-item>
          <text:p text:style-name="P1"><text:a xlink:type="simple" xlink:href="mailto:adrian.demleitner@hkb.bfh.ch" office:name="mailto:adrian.demleitner@hkb.bfh.ch"><text:span text:style-name="Definition">adrian.demleitner@hkb.bfh.ch</text:span></text:a></text:p>
        </text:list-item>
        <text:list-item>
          <text:p text:style-name="P1"><text:a xlink:type="simple" xlink:href="https://orcid.org/0000-0001-9918-7300" office:name="https://orcid.org/0000-0001-9918-7300"><text:span text:style-name="Definition">https://orcid.org/0000-0001-9918-7300</text:span></text:a></text:p>
        </text:list-item>
      </text:list>
      <text:h text:style-name="Heading_20_2" text:outline-level="2"><text:bookmark-start text:name="table-of-contents"/>Table of Contents<text:bookmark-end text:name="table-of-contents"/></text:h>
      <text:list text:style-name="L2">
        <text:list-item>
          <text:p text:style-name="P2"><text:a xlink:type="simple" xlink:href="#id_1-introduction-and-problem-statement" office:name=""><text:span text:style-name="Definition">1. Introduction and problem statement</text:span></text:a></text:p>
          <text:list text:style-name="L3">
            <text:list-item>
              <text:p text:style-name="P3"><text:a xlink:type="simple" xlink:href="#id_11-visuality" office:name=""><text:span text:style-name="Definition">1.1 Visuality</text:span></text:a></text:p>
            </text:list-item>
            <text:list-item>
              <text:p text:style-name="P3"><text:a xlink:type="simple" xlink:href="#id_12-historical-visuality-in-digital-games" office:name=""><text:span text:style-name="Definition">1.2 (Historical) Visuality in digital games</text:span></text:a></text:p>
            </text:list-item>
          </text:list>
        </text:list-item>
        <text:list-item>
          <text:p text:style-name="P2"><text:a xlink:type="simple" xlink:href="#id_2-current-state-of-research" office:name=""><text:span text:style-name="Definition">2. Current state of research</text:span></text:a></text:p>
          <text:list text:style-name="L4">
            <text:list-item>
              <text:p text:style-name="P4"><text:a xlink:type="simple" xlink:href="#id_21-state-of-research" office:name=""><text:span text:style-name="Definition">2.1 State of research</text:span></text:a></text:p>
            </text:list-item>
            <text:list-item>
              <text:p text:style-name="P4"><text:a xlink:type="simple" xlink:href="#id_22-research-gap" office:name=""><text:span text:style-name="Definition">2.2 Research gap</text:span></text:a></text:p>
            </text:list-item>
            <text:list-item>
              <text:p text:style-name="P4"><text:a xlink:type="simple" xlink:href="#id_23-own-research" office:name=""><text:span text:style-name="Definition">2.3 Own research</text:span></text:a></text:p>
              <text:list text:style-name="L5">
                <text:list-item>
                  <text:p text:style-name="P5"><text:a xlink:type="simple" xlink:href="#id_231-corpora" office:name=""><text:span text:style-name="Definition">2.3.1 Corpora</text:span></text:a></text:p>
                </text:list-item>
                <text:list-item>
                  <text:p text:style-name="P5"><text:a xlink:type="simple" xlink:href="#id_232-image-research" office:name=""><text:span text:style-name="Definition">2.3.2 Image research</text:span></text:a></text:p>
                </text:list-item>
                <text:list-item>
                  <text:p text:style-name="P5"><text:a xlink:type="simple" xlink:href="#id_233-critical-code-analysis" office:name=""><text:span text:style-name="Definition">2.3.3 Critical Code Analysis</text:span></text:a></text:p>
                </text:list-item>
              </text:list>
            </text:list-item>
          </text:list>
        </text:list-item>
        <text:list-item>
          <text:p text:style-name="P2"><text:a xlink:type="simple" xlink:href="#id_3-objectives-and-research-questions" office:name=""><text:span text:style-name="Definition">3. Objectives and research questions</text:span></text:a></text:p>
          <text:list text:style-name="L6">
            <text:list-item>
              <text:p text:style-name="P6"><text:a xlink:type="simple" xlink:href="#id_31-objectives" office:name=""><text:span text:style-name="Definition">3.1 Objectives</text:span></text:a></text:p>
              <text:list text:style-name="L7">
                <text:list-item>
                  <text:p text:style-name="P7"><text:a xlink:type="simple" xlink:href="#id_311-historical-design-analysis-of-the-visuality-of-swiss-video-games" office:name=""><text:span text:style-name="Definition">3.1.1 Historical design analysis of the visuality of Swiss video games</text:span></text:a></text:p>
                </text:list-item>
                <text:list-item>
                  <text:p text:style-name="P7"><text:a xlink:type="simple" xlink:href="#id_312-bridging-the-analysis-of-visuality-and-technology-in-video-games" office:name=""><text:span text:style-name="Definition">3.1.2 Bridging the analysis of visuality and technology in video games</text:span></text:a></text:p>
                </text:list-item>
                <text:list-item>
                  <text:p text:style-name="P7"><text:a xlink:type="simple" xlink:href="#id_313-discourse-on-multimodality-of-coding-for-visuality" office:name=""><text:span text:style-name="Definition">3.1.3 Discourse on multimodality of coding for visuality</text:span></text:a></text:p>
                </text:list-item>
              </text:list>
            </text:list-item>
            <text:list-item>
              <text:p text:style-name="P6"><text:a xlink:type="simple" xlink:href="#id_32-research-interest" office:name=""><text:span text:style-name="Definition">3.2 Research interest</text:span></text:a></text:p>
            </text:list-item>
            <text:list-item>
              <text:p text:style-name="P6"><text:a xlink:type="simple" xlink:href="#id_33-research-questions" office:name=""><text:span text:style-name="Definition">3.3 Research questions</text:span></text:a></text:p>
            </text:list-item>
          </text:list>
        </text:list-item>
        <text:list-item>
          <text:p text:style-name="P2"><text:a xlink:type="simple" xlink:href="#id_4-research-design-and-methodology" office:name=""><text:span text:style-name="Definition">4. Research design and methodology</text:span></text:a></text:p>
          <text:list text:style-name="L8">
            <text:list-item>
              <text:p text:style-name="P8"><text:a xlink:type="simple" xlink:href="#id_41-research-data" office:name=""><text:span text:style-name="Definition">4.1 Research data</text:span></text:a></text:p>
            </text:list-item>
            <text:list-item>
              <text:p text:style-name="P8"><text:a xlink:type="simple" xlink:href="#id_42-cumulative-dissertation" office:name=""><text:span text:style-name="Definition">4.2 Cumulative dissertation</text:span></text:a></text:p>
            </text:list-item>
            <text:list-item>
              <text:p text:style-name="P8"><text:a xlink:type="simple" xlink:href="#id_43-methodology" office:name=""><text:span text:style-name="Definition">4.3 Methodology</text:span></text:a></text:p>
              <text:list text:style-name="L9">
                <text:list-item>
                  <text:p text:style-name="P9"><text:a xlink:type="simple" xlink:href="#id_431-literature-review" office:name=""><text:span text:style-name="Definition">4.3.1 Literature Review</text:span></text:a></text:p>
                </text:list-item>
                <text:list-item>
                  <text:p text:style-name="P9"><text:a xlink:type="simple" xlink:href="#id_432-corpora-building-and-analysis" office:name=""><text:span text:style-name="Definition">4.3.2 Corpora building and analysis</text:span></text:a></text:p>
                </text:list-item>
                <text:list-item>
                  <text:p text:style-name="P9"><text:a xlink:type="simple" xlink:href="#id_433-horror-game-politics-method" office:name=""><text:span text:style-name="Definition">4.3.3 Horror Game Politics Method</text:span></text:a></text:p>
                </text:list-item>
                <text:list-item>
                  <text:p text:style-name="P9"><text:a xlink:type="simple" xlink:href="#id_435-design-rhetoric-bern-model" office:name=""><text:span text:style-name="Definition">4.3.5 Design rhetoric (Bern model)</text:span></text:a></text:p>
                </text:list-item>
                <text:list-item>
                  <text:p text:style-name="P9"><text:a xlink:type="simple" xlink:href="#id_436-critical-code-analysis" office:name=""><text:span text:style-name="Definition">4.3.6 Critical code analysis</text:span></text:a></text:p>
                </text:list-item>
              </text:list>
            </text:list-item>
            <text:list-item>
              <text:p text:style-name="P8"><text:a xlink:type="simple" xlink:href="#id_43-theoretical-position" office:name=""><text:span text:style-name="Definition">4.3 Theoretical position</text:span></text:a></text:p>
            </text:list-item>
            <text:list-item>
              <text:p text:style-name="P8"><text:a xlink:type="simple" xlink:href="#id_44-possible-problems" office:name=""><text:span text:style-name="Definition">4.4 Possible problems</text:span></text:a></text:p>
              <text:list text:style-name="L10">
                <text:list-item>
                  <text:p text:style-name="P10"><text:a xlink:type="simple" xlink:href="#id_441-critical-code-analysis" office:name=""><text:span text:style-name="Definition">4.4.1 Critical code analysis</text:span></text:a></text:p>
                </text:list-item>
                <text:list-item>
                  <text:p text:style-name="P10"><text:a xlink:type="simple" xlink:href="#id_442-image-reception" office:name=""><text:span text:style-name="Definition">4.4.2 Image reception</text:span></text:a></text:p>
                </text:list-item>
              </text:list>
            </text:list-item>
          </text:list>
        </text:list-item>
        <text:list-item>
          <text:p text:style-name="P2"><text:a xlink:type="simple" xlink:href="#id_5-timetable-and-pursued-output" office:name=""><text:span text:style-name="Definition">5. Timetable and pursued output</text:span></text:a></text:p>
          <text:list text:style-name="L11">
            <text:list-item>
              <text:p text:style-name="P11"><text:a xlink:type="simple" xlink:href="#id_51-timetable-overview" office:name=""><text:span text:style-name="Definition">5.1 Timetable Overview</text:span></text:a></text:p>
            </text:list-item>
            <text:list-item>
              <text:p text:style-name="P11"><text:a xlink:type="simple" xlink:href="#id_52-detailed-schedule" office:name=""><text:span text:style-name="Definition">5.2 Detailed Schedule</text:span></text:a></text:p>
            </text:list-item>
          </text:list>
        </text:list-item>
        <text:list-item>
          <text:p text:style-name="P2"><text:a xlink:type="simple" xlink:href="#id_6-bibliography" office:name=""><text:span text:style-name="Definition">6. Bibliography</text:span></text:a></text:p>
        </text:list-item>
      </text:list>
      <text:h text:style-name="Heading_20_2" text:outline-level="2"><text:bookmark-start text:name="introduction-and-problem-statement"/>1. Introduction and problem statement<text:bookmark-end text:name="introduction-and-problem-statement"/></text:h>
      <text:p text:style-name="First_20_paragraph">Digital games are manifestations of designerly intentions, the conscious and planned execution of a design into an output. These games communicate much more than the intentioned designs. They also capture unspoken and subconscious assumptions, bias and ideologies, as well as historical contexts. In the following, this is also true for the visuality of these video games, on which this proposal is concentrating.</text:p>
      <text:p text:style-name="Text_20_body">In my thesis, I assume a hitherto invisible rift between the research on the image of the digital game and its technological base. The image of digital games brings with its own specificities. The constituted image, visible on the screen, is being born from the hardware’s calculation. It is interactive and holds within itself a plurality of different futures, actualizing itself upon the player’s input. Research on the image of digital games more often than not focuses either on the constituted and visible image, or its technological origins.</text:p>
      <text:p text:style-name="Text_20_body">Although the specifics of the digital game’s visuality have been anticipated and considered (Flusser 2011), as outlined in 2.1, little research has been conducted on the interplay and entanglement of a game’s technological structuring through source code and the image seen on screen.</text:p>
      <text:p text:style-name="Text_20_body">Following my assumption is the thesis that there is a barely acknowledged interplay between the techno-historic limits of digital game development regarding graphics (Blankenheim 2023). Working on this research question demands an interdisciplinary approach that can handle both domains, technology and visuality, halves of a proposed whole. The methods used in this project are lent from digital humanities, design research and video game studies and assembled into an interdisciplinary methodology of critical reading the visuality of digital games. Such an approach opens up our research objects to a plethora of interpretations and new insights.</text:p>
      <text:h text:style-name="Heading_20_3" text:outline-level="3"><text:bookmark-start text:name="visuality"/>1.1 Visuality<text:bookmark-end text:name="visuality"/></text:h>
      <text:p text:style-name="First_20_paragraph">In using the term visuality, I depend on the definitions brought forward by Gillian Rose. Here, visuality refers to the socio-cultural construction of how and what we see (Rose 2016). I’m building on these descriptions as I am mainly interested in the image as a medium of communication, a semiotic device that attempts to transport meaning, and using rhetoric to transform intentions into affects. Coming from design rhetoric, I am interested in how designers and developers of games encode meaning and rhetoric into the images, through the application of code. Gillian Rose herself is building upon the work by Hal Foster, who defined visuality as the “how we see, how we are able, allowed, or made to see, and how we see this seeing and the unseeing therein”. This relates the term visuality to the slightly more complex scopic regime (Jay 2008).</text:p>
      <text:h text:style-name="Heading_20_3" text:outline-level="3"><text:bookmark-start text:name="historical-visuality-in-digital-games"/>1.2 (Historical) Visuality in digital games<text:bookmark-end text:name="historical-visuality-in-digital-games"/></text:h>
      <text:p text:style-name="First_20_paragraph">As in every other medium, the visuality in digital games has its own specifics. Being of high relevancy to this dissertation, I’ll outline two of them in the following: ergodicity and techno-historic limits.</text:p>
      <text:p text:style-name="Text_20_body"><text:span text:style-name="T2">Ergodicity</text:span></text:p>
      <text:p text:style-name="Text_20_body">Digital games are especially demanding of their consumers, as the medium relies on a high level of participation. The difference between reading a book, watching a film or playing a digital game was especially well captured by Espen Aarseth’s application of ergodicity in his book Cybertext. Coming from literature studies, Aarseth speaks of a “nontrivial effort [that] is required to allow the reader to traverse the text” (Aarseth 1997). This needed effort does not guarantee an exhaustive capture of the played game or a successful play-through. The player creates a path through the configuration of a textual machine, by participating in the game.</text:p>
      <text:p text:style-name="Text_20_body">This ergodicity is an important aspect when considering the image visible on the screen. The image represents one possible state, defined by the elements that the designers of the game provided, configured by the player’s participation. At the same moment, the image on screen communicates choices for the player, who then can reconfigure it by acting within the game. The image holds its own future possibilities by being within a feedback loop between itself and the player. The above outlined process is paralleled by the communicative features of the image, which can also speak of information relevant to the game’s state, such as high scores or player lives, as well as transporting narratives that create context and experience for the player.</text:p>
      <text:p text:style-name="Text_20_body"><text:span text:style-name="T2">Techno-historic limits</text:span></text:p>
      <text:p text:style-name="Text_20_body">The second aspect of heightened relevance is the relationship between the image and its technological structures, from which it springs forth. Being digital born, the image in digital games depends on hardware and software to be seen. These can be considered the material aspect of visuality in digital games. Analogue to Aarseth’s coining of cybertext, Stefan Möring applies the term cyberimage to denote the images’ dependence on its underlying technological structures as well as the player’s interaction with the machine (Gerling, Möring, and De Mutiis 2022).</text:p>
      <text:p text:style-name="Text_20_body">Today’s digital games playing devices are powerful computers and a myriad of software and frameworks aid in the development and design. Game design in the early days of game development looked quite different. The capabilities of computers were fairly limited and the technical realization of the games had to be done in early programming languages, such as Basic, Assembler dialects or low-level languages like C. These languages do not over the comfort and possibilities of today, and needed more abstraction towards the machine. These circumstances form the techno-historic limits of early digital game design and directly influenced formal and semiotic aspects of those games’ visuality. These limits as well as the intimate interplay between the technological foundation as a semiotic system in itself and the visible image will be considered in this dissertation through the application of critical code analysis (Marino 2020).</text:p>
      <text:h text:style-name="Heading_20_2" text:outline-level="2"><text:bookmark-start text:name="current-state-of-research"/>2. Current state of research<text:bookmark-end text:name="current-state-of-research"/></text:h>
      <text:h text:style-name="Heading_20_3" text:outline-level="3"><text:bookmark-start text:name="state-of-research"/>2.1 State of research<text:bookmark-end text:name="state-of-research"/></text:h>
      <text:p text:style-name="First_20_paragraph">This dissertation is situated within image studies, while also being interested in specific aspects of technology and contextualized by video game research. This makes the digital humanities as well as design research fitting umbrella disciplines, combining critical approaches from the humanities with technological inquiries, as well as questioning the designers’ involvement and practice. In the following, I attempt to outline the relevant state of research in the respective areas of these fields.</text:p>
      <text:h text:style-name="Heading_20_5" text:outline-level="5"><text:bookmark-start text:name="digital-humanities"/>Digital Humanities<text:bookmark-end text:name="digital-humanities"/></text:h>
      <text:list text:style-name="L12">
        <text:list-item>
          <text:p text:style-name="P12">Subjects</text:p>
          <text:list text:style-name="L13">
            <text:list-item>
              <text:p text:style-name="P13">Collecting and archiving video games</text:p>
            </text:list-item>
            <text:list-item>
              <text:p text:style-name="P13">Image corpora and metadata in relation to games</text:p>
            </text:list-item>
            <text:list-item>
              <text:p text:style-name="P13">Working with source code as research object</text:p>
            </text:list-item>
          </text:list>
        </text:list-item>
        <text:list-item>
          <text:p text:style-name="P12">Authors</text:p>
          <text:list text:style-name="L14">
            <text:list-item>
              <text:p text:style-name="P14">Marino, Willumsen</text:p>
            </text:list-item>
          </text:list>
        </text:list-item>
      </text:list>
      <text:h text:style-name="Heading_20_5" text:outline-level="5"><text:bookmark-start text:name="design-research"/>Design Research<text:bookmark-end text:name="design-research"/></text:h>
      <text:list text:style-name="L15">
        <text:list-item>
          <text:p text:style-name="P15">Subjects</text:p>
          <text:list text:style-name="L16">
            <text:list-item>
              <text:p text:style-name="P16">Media/Aesthetic Theory and games</text:p>
            </text:list-item>
            <text:list-item>
              <text:p text:style-name="P16">Games as images</text:p>
            </text:list-item>
            <text:list-item>
              <text:p text:style-name="P16">Design rhetoric and games</text:p>
            </text:list-item>
            <text:list-item>
              <text:p text:style-name="P16">Cyberimage</text:p>
            </text:list-item>
          </text:list>
        </text:list-item>
        <text:list-item>
          <text:p text:style-name="P15">Authors</text:p>
          <text:list text:style-name="L17">
            <text:list-item>
              <text:p text:style-name="P17">Möring, Fizek, Birken</text:p>
            </text:list-item>
            <text:list-item>
              <text:p text:style-name="P17">Scheuermann, Schneller, Flusser</text:p>
            </text:list-item>
          </text:list>
        </text:list-item>
      </text:list>
      <text:h text:style-name="Heading_20_5" text:outline-level="5"><text:bookmark-start text:name="video-games-studies"/>Video Games Studies<text:bookmark-end text:name="video-games-studies"/></text:h>
      <text:list text:style-name="L18">
        <text:list-item>
          <text:p text:style-name="P18">Subjects</text:p>
          <text:list text:style-name="L19">
            <text:list-item>
              <text:p text:style-name="P19">Ergodicity</text:p>
            </text:list-item>
            <text:list-item>
              <text:p text:style-name="P19">Historic research</text:p>
            </text:list-item>
          </text:list>
        </text:list-item>
        <text:list-item>
          <text:p text:style-name="P18">Authors</text:p>
          <text:list text:style-name="L20">
            <text:list-item>
              <text:p text:style-name="P20">Pfister, Aarseth, Arsenault</text:p>
            </text:list-item>
          </text:list>
        </text:list-item>
      </text:list>
      <text:h text:style-name="Heading_20_3" text:outline-level="3"><text:bookmark-start text:name="research-gap"/>2.2 Research gap<text:bookmark-end text:name="research-gap"/></text:h>
      <text:p text:style-name="First_20_paragraph">Coding for digital graphics involves a multimodal design approach. The code written, and the output generated by that code does not correlate aesthetically. The brief moment of translation, from one system of signifiers into another, happens already in the programmer’s mind (or knowledge) before the computational act itself. There is a double rhetoric at play, one for the code, one for the visuality, as well as an abstraction from a desired output into machinic language.</text:p>
      <text:p text:style-name="Text_20_body">Graphics programming frameworks<text:note text:id="ftn0" text:note-class="footnote"><text:note-citation>1</text:note-citation><text:note-body><text:p text:style-name="Footnote">Such as <text:a xlink:type="simple" xlink:href="https://dbn.media.mit.edu/" office:name="https://dbn.media.mit.edu/"><text:span text:style-name="Definition">Design By Numbers</text:span></text:a> (and its successor <text:a xlink:type="simple" xlink:href="https://processing.org/" office:name="https://processing.org/"><text:span text:style-name="Definition">Processing</text:span></text:a>) or <text:a xlink:type="simple" xlink:href="https://en.wikipedia.org/wiki/Graphics_BASIC" office:name="https://en.wikipedia.org/wiki/Graphics_BASIC"><text:span text:style-name="Definition">Graphics BASIC</text:span></text:a></text:p></text:note-body></text:note> aimed to make programming accessible as a design tool. The final product, graphics, can be defined as second order design (Willumsen 2016). The designers who work with code primarily design the code or the resulting programme, which in turn generates the graphics. Programming is often presented as a purely technical act, which has to do with the level of abstraction of code as well as the understanding of machines (Marino 2020). However, the act of programming is far more chaotic, riddled with frustration, accompanied by debugging of incomprehensible errors, and, most importantly, complexities that elude a single human being. The acquisition and virtuoso execution of creative coding takes a lot of time and a high tolerance for frustration.</text:p>
      <text:p text:style-name="Text_20_body">I am interested in this act of translation from one mode (code) into another (graphics) as well as the translation as an event itself. Early video game graphics development is comparable to today’s practices of creative coding or digital information graphics. Designers use code to create reactive and dynamic systems that are participative and dynamic. There is only little research on these two foci, especially seen through design research and regarding early video game development.</text:p>
      <text:p text:style-name="Text_20_body">Further reading is provided in <text:span text:style-name="T1">3. Objectives and research questions</text:span>.</text:p>
      <text:h text:style-name="Heading_20_3" text:outline-level="3"><text:bookmark-start text:name="own-research"/>2.3 Own research<text:bookmark-end text:name="own-research"/></text:h>
      <text:p text:style-name="First_20_paragraph">Recent case studies have helped me in formulating my research focus as well as questions. In the following I want to highlight three of these cases: working on video games corpora, analysing the visuality of games, and finally critically reading source code. All three case studies have been expanded upon in blog posts, articles or book contributions.</text:p>
      <text:h text:style-name="Heading_20_4" text:outline-level="4"><text:bookmark-start text:name="corpora"/>2.3.1 Corpora<text:bookmark-end text:name="corpora"/></text:h>
      <text:p text:style-name="First_20_paragraph">To analyse the diverse digital-born research objects at hand, I have to create, maintain and analyse several corpora. More information on this dissertations material and the accompanying methods are outlined under 4.3.2. I was able to already start this process in the case of metadata regarding our list of digital games, as well as an image archive.</text:p>
      <text:p text:style-name="Text_20_body">The work on metadata involved collaboratively working on a digital games list for the German-speaking countries<text:note text:id="ftn1" text:note-class="footnote"><text:note-citation>2</text:note-citation><text:note-body><text:p text:style-name="Footnote">Read more about this process in <text:a xlink:type="simple" xlink:href="https://spielkult.hypotheses.org/3999" office:name=""><text:span text:style-name="Definition">https://spielkult.hypotheses.org/3999</text:span></text:a>.</text:p></text:note-body></text:note>, being involved in the maintenance and development of Swiss Games Garden<text:note text:id="ftn2" text:note-class="footnote"><text:note-citation>3</text:note-citation><text:note-body><text:p text:style-name="Footnote"><text:a xlink:type="simple" xlink:href="https://swissgames.garden/" office:name=""><text:span text:style-name="Definition">Swiss Games Garden</text:span></text:a> is an archive that specialized on the collection of video games from Switzerland. It has been the starting point for the Confoederatio Ludens project.</text:p></text:note-body></text:note>, and importing our games’ metadata into Wikidata<text:note text:id="ftn3" text:note-class="footnote"><text:note-citation>4</text:note-citation><text:note-body><text:p text:style-name="Footnote">I wrote about that process in <text:a xlink:type="simple" xlink:href="https://phd.thgie.ch/notes/OpenRefine%20and%20Wikidata.html" office:name=""><text:span text:style-name="Definition">https://phd.thgie.ch/notes/OpenRefine%20and%20Wikidata.html</text:span></text:a>.</text:p></text:note-body></text:note>. The work on the metadata corpus was oriented towards pragmatically working with the data, and as such, is a work in progress. The metadata needs further refinements and has to be expanded. This case helped in getting an overview of what data is present and in which quality it can be acquired.</text:p>
      <text:p text:style-name="Text_20_body">A lot of consideration has gone into the image archive<text:note text:id="ftn4" text:note-class="footnote"><text:note-citation>5</text:note-citation><text:note-body><text:p text:style-name="Footnote">Thoughts and notes have been captured in <text:a xlink:type="simple" xlink:href="https://phd.thgie.ch/notes/Image%20Corpus.html" office:name=""><text:span text:style-name="Definition">https://phd.thgie.ch/notes/Image%20Corpus.html</text:span></text:a>.</text:p></text:note-body></text:note>. The archive is focused on screenshots from our games corpus and some of their paratextual material. The considerations on how to structure and create such a corpus as well as the practical work on collecting the images has helped tremendously to get a basic idea of what image material will be available for the analysis through distant reading and design rhetoric. Part of the work in the image corpus was the development of an ontology to apply in Tropy, based on FAVR, which is an important aspect for creating proper metadata in the digital humanities.</text:p>
      <text:p text:style-name="Text_20_body"><text:a xlink:type="simple" xlink:href="https://doi.org/10.5281/zenodo.8158800" office:name=""><text:span text:style-name="Definition"><draw:frame draw:name="img1" svg:width="139.5pt" svg:height="15.0pt"><draw:image xlink:href="Pictures/0.svgz" xlink:type="simple" xlink:show="embed" xlink:actuate="onLoad"/></draw:frame></text:span></text:a></text:p>
      <text:h text:style-name="Heading_20_4" text:outline-level="4"><text:bookmark-start text:name="image-research"/>2.3.2 Image research<text:bookmark-end text:name="image-research"/></text:h>
      <text:p text:style-name="First_20_paragraph">I have been able to carry out two case studies regarding image research and design rhetoric. The first focused on analysing the visuality of a video game, and the second on a visual trope in digital games from the 1980ies.</text:p>
      <text:p text:style-name="Text_20_body">In the first case study, I had a good look at the images from Ball Raider<text:note text:id="ftn5" text:note-class="footnote"><text:note-citation>6</text:note-citation><text:note-body><text:p text:style-name="Footnote"><text:a xlink:type="simple" xlink:href="https://phd.thgie.ch/games/Ball%20Raider.html" office:name=""><text:span text:style-name="Definition">https://phd.thgie.ch/games/Ball%20Raider.html</text:span></text:a></text:p></text:note-body></text:note>, a game developed in Switzerland and published in 1987. The analysis found its way into an upcoming post on the Confoederatio Ludens blog<text:note text:id="ftn6" text:note-class="footnote"><text:note-citation>7</text:note-citation><text:note-body><text:p text:style-name="Footnote"><text:a xlink:type="simple" xlink:href="https://chludens.hypotheses.org/" office:name=""><text:span text:style-name="Definition">https://chludens.hypotheses.org/</text:span></text:a>1</text:p></text:note-body></text:note>. The close reading of the visuality of the game helped form a hypothesis on the game, as well as its developers and designers. Part of the analysis was an interview with the graphic artist, as well as looking at formal and semantic aspects of the images present in the game. This case study initiated an inquiry into the visual trope of the bare chested barbarian.</text:p>
      <text:p text:style-name="Text_20_body">This second inquiry focused on a handful of digital games, some of which were not developed in Switzerland, but have been formative for the design of later games. The output of this analysis<text:note text:id="ftn7" text:note-class="footnote"><text:note-citation>8</text:note-citation><text:note-body><text:p text:style-name="Footnote"><text:a xlink:type="simple" xlink:href="https://phd.thgie.ch/notes/Bare%20Chested%20Men.html" office:name=""><text:span text:style-name="Definition">https://phd.thgie.ch/notes/Bare%20Chested%20Men.html</text:span></text:a></text:p></text:note-body></text:note> will find its way into a post for the Confoederatio Ludens blog. The study is done in collaboration with Aurelia Brandenburg, who is also a PhD-student and researcher in the project I am taking part. While she is focusing on the games reviews found I video game magazines, I investigated why those games barbarian characters look like they do, as well as those looks effect on meaning-making. I developed a first hypothesis, was able to trace the historical development of the visual trope, and made first attempts in combining close and distant reading of visual material.</text:p>
      <text:p text:style-name="Text_20_body">I have collected the material used in this case study in a repository.</text:p>
      <text:p text:style-name="Text_20_body"><text:a xlink:type="simple" xlink:href="https://doi.org/10.5281/zenodo.8315806" office:name=""><text:span text:style-name="Definition"><draw:frame draw:name="img2" svg:width="139.5pt" svg:height="15.0pt"><draw:image xlink:href="Pictures/1.svgz" xlink:type="simple" xlink:show="embed" xlink:actuate="onLoad"/></draw:frame></text:span></text:a></text:p>
      <text:p text:style-name="Text_20_body">Both studies helped in getting a better understanding of image research and design rhetoric regarding older video games.</text:p>
      <text:h text:style-name="Heading_20_4" text:outline-level="4"><text:bookmark-start text:name="critical-code-analysis"/>2.3.3 Critical Code Analysis<text:bookmark-end text:name="critical-code-analysis"/></text:h>
      <text:p text:style-name="First_20_paragraph">The last case study was an attempt to critically read the source code of an Emulator<text:note text:id="ftn8" text:note-class="footnote"><text:note-citation>9</text:note-citation><text:note-body><text:p text:style-name="Footnote"><text:a xlink:type="simple" xlink:href="https://phd.thgie.ch/notes/VICE.html" office:name=""><text:span text:style-name="Definition">https://phd.thgie.ch/notes/VICE.html</text:span></text:a></text:p></text:note-body></text:note>, VICE for the Commodore 64. The intent for this exploration was twofold – figuring out what kind of text source code is and using it as the epistemological vantage point to research a project and its contextuality. I tried again to combine close and distant reading. Hermeneutic distant reading of source code is not an established practice, and I considered this approach experimental.</text:p>
      <text:p text:style-name="Text_20_body">The work on this inquiry helped me get a better view of the possibilities and shortcomings of critical code analysis. This method is key to my research and is outlined in 4.3. Especially experimenting with a distant reading approach was fruitful to see what kind of text source code is. The results of this study found their way into an upcoming book, published by a working group around the AG Spiele of the DHd.</text:p>
      <text:p text:style-name="Text_20_body">Scripts and output of this study are collected in their own repository.</text:p>
      <text:p text:style-name="Text_20_body"><text:a xlink:type="simple" xlink:href="https://doi.org/10.5281/zenodo.8103760" office:name=""><text:span text:style-name="Definition"><draw:frame draw:name="img3" svg:width="139.5pt" svg:height="15.0pt"><draw:image xlink:href="Pictures/2.svgz" xlink:type="simple" xlink:show="embed" xlink:actuate="onLoad"/></draw:frame></text:span></text:a></text:p>
      <text:h text:style-name="Heading_20_2" text:outline-level="2"><text:bookmark-start text:name="objectives-and-research-questions"/>3. Objectives and research questions<text:bookmark-end text:name="objectives-and-research-questions"/></text:h>
      <text:h text:style-name="Heading_20_3" text:outline-level="3"><text:bookmark-start text:name="objectives"/>3.1 Objectives<text:bookmark-end text:name="objectives"/></text:h>
      <text:p text:style-name="First_20_paragraph">This dissertation has the following interrelated research objectives.</text:p>
      <text:h text:style-name="Heading_20_4" text:outline-level="4"><text:bookmark-start text:name="historical-design-analysis-of-the-visuality-of-swiss-video-games"/>3.1.1 Historical design analysis of the visuality of Swiss video games<text:bookmark-end text:name="historical-design-analysis-of-the-visuality-of-swiss-video-games"/></text:h>
      <text:p text:style-name="First_20_paragraph">This objective connects the dissertation to the research project Confederatio Ludens and its research goal of analysing the history of Swiss video game design and development. The focus is laid on the analysis of the image material. The goal is to identify flows and novelties, pop-cultural references and visual discourse regarding the visuality and how those relate to Switzerland as a historic unity. This dissertation adds to the interdisciplinary research project by sharing its findings. Part of this research objective is the creation of three corpora, which I outline and detail under 4.3.2, and their analysis through design rhetoric and research on the image.</text:p>
      <text:h text:style-name="Heading_20_4" text:outline-level="4"><text:bookmark-start text:name="bridging-the-analysis-of-visuality-and-technology-in-video-games"/>3.1.2 Bridging the analysis of visuality and technology in video games<text:bookmark-end text:name="bridging-the-analysis-of-visuality-and-technology-in-video-games"/></text:h>
      <text:p text:style-name="First_20_paragraph">As outlined in the introduction, this dissertation attempts to bridge the analysis of two different domains, which forms the second research objective. Code and visuality are interrelated and part of the feedback loop between game, machine and player. This objective is distinguished by being researched through a methodological approach, the goal being testing and examining the possibilities of a joined analysis of the two halves of this proposed whole. Details on the joint-methodology of design research and critical code analysis can be found under 4.3.</text:p>
      <text:p text:style-name="Text_20_body">The main discourse in video game research plays out on a spectrum between the game’s narrative, or its ludic qualities. Analyses geared either towards games being literature or a bundle of play mechanics. Only recently has the approach of games as images gained some traction again (Fizek 2022; Gerling, Möring, and De Mutiis 2022). A major takeaway from the disciplines origin story, the dispute between narratology and ludology, was the need for interdisciplinary approaches in order for a fuller analysis of digital games.</text:p>
      <text:p text:style-name="Text_20_body">Next to furthering the studies on visuality in digital games, this research object attempts to bridge inquiries on the images seen on screen and the analysis of the images’ underlying structures, the code that generates them. The underlying thoughts were outlined in the introduction.</text:p>
      <text:h text:style-name="Heading_20_4" text:outline-level="4"><text:bookmark-start text:name="discourse-on-multimodality-of-coding-for-visuality"/>3.1.3 Discourse on multimodality of coding for visuality<text:bookmark-end text:name="discourse-on-multimodality-of-coding-for-visuality"/></text:h>
      <text:p text:style-name="First_20_paragraph">It is hardly possible to see beyond the horizon of transformation from code to image. Looking at the visuality, one can only make assumptions about the code and vice versa. This has a profound impact on designing visuality through code.</text:p>
      <text:p text:style-name="Text_20_body">The design theoretician Vilém Flusser worked extensively on the way we produce images. He started to differentiate between traditionally handmade images and technical images, which were produced through technical means, like an apparatus. A key aspect of technical images is the continued abstraction between designing and the designed. Instead of drawing an image manually, where the act of drawing and the result on paper are aesthetically intertwined, the designer of an image operates technical means, which in turn then produce the image. Flusser’s work included digitality, especially digital photography, but did not extend to the study of creative coding, or the visual design of digital games through programming.</text:p>
      <text:p text:style-name="Text_20_body">The third objective wants to research this specific mode of visual designing through programming, as well as the consequences, impact and effects of this momentum of transformation from code to visuality. This means that I will tie into Flusser’s theory on the technical image and use that vantage point to inquiry this concept in the context of digital games visuality.</text:p>
      <text:h text:style-name="Heading_20_3" text:outline-level="3"><text:bookmark-start text:name="research-interest"/>3.2 Research interest<text:bookmark-end text:name="research-interest"/></text:h>
      <text:p text:style-name="First_20_paragraph">My interests focus not only on how technical and visual aspects entangle in the image of video games, but also why designers pursue such an approach over other media.</text:p>
      <text:p text:style-name="Text_20_body">I have followed a programming practice spanning at least two decades. My interest got sparked by the realization that the things visible on screen are produced by code. Next to being a professional software developer, I have extensively inquired coding as a creative practice. This vantage point led to a career with coding on one side and design studies on the other. This path culminates in this dissertation. I want to do research on visuality, bringing the analysis of underlying technologies and the visible image together. Within that framing, I am particularly interested in programming to create images, as a designerly act, and how working in one modality (abstract code) influences the other modality (the visible image). The image in video games has properties that can be found in dynamic data visualization or creative coding, and is a fitting study object to satisfy my interests.</text:p>
      <text:p text:style-name="Text_20_body">My own interests correlates with missing research on the topic, and I have outlined more thoughts in 2.3.</text:p>
      <text:h text:style-name="Heading_20_3" text:outline-level="3"><text:bookmark-start text:name="research-questions"/>3.3 Research questions<text:bookmark-end text:name="research-questions"/></text:h>
      <text:p text:style-name="First_20_paragraph">To what extent are the technological foundations of video games and their visuality entangled? Can they be treated as separate domains, or do they have to be read as paratexts to each other? Are they on a semiological continuum, or is there a shift of expression at the moment of transformation from code to image? Can a games code be read meaningful towards the image that it emanates?</text:p>
      <text:list text:style-name="L21">
        <text:list-item>
          <text:p text:style-name="P21">How do game developers use programming to create the visual design of digital games, and what are the implications of this approach for the relationship between technology and aesthetics in game design?</text:p>
        </text:list-item>
        <text:list-item>
          <text:p text:style-name="P21">How does the interplay between the technological limits of digital game development and the reception of the image influence the generation of meaning for players, and what are the implications of this interplay for game design?</text:p>
        </text:list-item>
        <text:list-item>
          <text:p text:style-name="P21">In what ways do game designers and developers encode meaning and rhetoric into the images of digital games, and how do these choices affect players’ emotions and perceptions?</text:p>
        </text:list-item>
        <text:list-item>
          <text:p text:style-name="P21">How has the concept of “visuality” in digital games evolved, and what are the specific characteristics that differentiate it from other forms of visual media?</text:p>
        </text:list-item>
        <text:list-item>
          <text:p text:style-name="P21">What role does ergodicity play in shaping the visuality of digital games, and how does it affect players’ engagement with the game’s images and narratives?</text:p>
        </text:list-item>
        <text:list-item>
          <text:p text:style-name="P21">How has the technological evolution of digital game development tools and hardware influenced the visual design and material aspects of digital games, and how have these changes impacted the semiotics of game imagery?</text:p>
        </text:list-item>
        <text:list-item>
          <text:p text:style-name="P21">What are the techno-historic limits that early digital game design faced, and how did these limits shape the formal and semiotic aspects of the visuality of early digital games?</text:p>
        </text:list-item>
        <text:list-item>
          <text:p text:style-name="P21">How can critical code analysis be applied to better understand the relationship between the technological foundation of digital games and the visible image, and what insights can this approach provide into the development of game visuals?</text:p>
        </text:list-item>
      </text:list>
      <text:h text:style-name="Heading_20_2" text:outline-level="2"><text:bookmark-start text:name="research-design-and-methodology"/>4. Research design and methodology<text:bookmark-end text:name="research-design-and-methodology"/></text:h>
      <text:h text:style-name="Heading_20_3" text:outline-level="3"><text:bookmark-start text:name="research-data"/>4.1 Research data<text:bookmark-end text:name="research-data"/></text:h>
      <text:p text:style-name="First_20_paragraph">The research material consists of three corpora – the digital games list, and its metadata, the visual material regarding those games, and an archive of the source code of the games. Whereas I am actively working collaboratively with the research team on the former, I am solely responsible for the image corpus. From the games list corpus, I will choose a reasonable number of exemplary as well as exceptional games that I will work on in case studies throughout the different papers needed for my dissertation. Exemplary means that some of the games stand in for popular genres of the time, while some others can’t be put in such a schema. Further information on the corpora is outlined in 4.3.2.</text:p>
      <text:h text:style-name="Heading_20_3" text:outline-level="3"><text:bookmark-start text:name="cumulative-dissertation"/>4.2 Cumulative dissertation<text:bookmark-end text:name="cumulative-dissertation"/></text:h>
      <text:p text:style-name="First_20_paragraph">This is a cumulative dissertation. The thesis takes form through four papers, which have been accepted for publishing in peer-reviewed journals. This means, that not all the outlined methods below are applied during the whole of the project, but only partially in their respective work packages. The final dissertation further needs a synopsis to frame the four papers. More information on when which methods are used towards which inquiry and output is outlined under 5.2.</text:p>
      <text:h text:style-name="Heading_20_3" text:outline-level="3"><text:bookmark-start text:name="methodology"/>4.3 Methodology<text:bookmark-end text:name="methodology"/></text:h>
      <text:p text:style-name="First_20_paragraph">The following outlines the methods I will apply.</text:p>
      <text:h text:style-name="Heading_20_4" text:outline-level="4"><text:bookmark-start text:name="literature-review"/>4.3.1 Literature Review<text:bookmark-end text:name="literature-review"/></text:h>
      <text:p text:style-name="First_20_paragraph">Relevant literature has been covered in point 2.1. The literature review was key to identifying the research gap outlined in point 2.2. Further literature review will be conducted towards visuality in video games from a media theoretical perspective as well as the notion of text regarding program code, as well as upcoming subjects where needed.</text:p>
      <text:h text:style-name="Heading_20_4" text:outline-level="4"><text:bookmark-start text:name="corpora-building-and-analysis"/>4.3.2 Corpora building and analysis<text:bookmark-end text:name="corpora-building-and-analysis"/></text:h>
      <text:p text:style-name="First_20_paragraph">In this dissertation project, I will help build, maintain and analyse three different corpora.</text:p>
      <text:list text:style-name="L22">
        <text:list-item>
          <text:p text:style-name="P22">A comprehensive list of Swiss digital games until the year 2000 and their accompanying metadata, such as factual information, computing systems, genre, and actors involved in the development and distribution</text:p>
        </text:list-item>
        <text:list-item>
          <text:p text:style-name="P22">A catalogue of images containing visual material for the games in the first corpus</text:p>
        </text:list-item>
        <text:list-item>
          <text:p text:style-name="P22">An archive of source code from the games in the first corpus</text:p>
        </text:list-item>
      </text:list>
      <text:h text:style-name="Heading_20_5" text:outline-level="5"><text:bookmark-start text:name="metadata"/>Metadata<text:bookmark-end text:name="metadata"/></text:h>
      <text:p text:style-name="First_20_paragraph">The first consists of the digital games that are researched in the Confoederatio Ludens project. The project will maintain its own dataset, hosted on the Swiss Games Garden platform, which consists of a Drupal installation and a custom frontend. To uphold FAIR/CARE principles, I will maintain a duplicate dataset on Wikidata. Being linked-data and graph-based, Wikidata will enable some machine-assisted research approaches, such as visualizing networks of actors.</text:p>
      <text:h text:style-name="Heading_20_5" text:outline-level="5"><text:bookmark-start text:name="images"/>Images<text:bookmark-end text:name="images"/></text:h>
      <text:p text:style-name="First_20_paragraph">The second corpus consists of visual material regarding the digital games from the games list. The images will mainly be taken directly from the games according to a predefined strategy, as well as collected from online archives. The strategy is to include as much material as is necessary to fully represent a games’ aesthetics and content. Next to formal elements, a list of the visual content of a game the Game FAVR (see 2.1) model of categorization of the visuality of a digital game can help to obtain the right material. Since the focus of the dissertation is on the interplay of code and image, paratextual material such as box arts or advertisements will only be collected for case studies.</text:p>
      <text:list text:style-name="L23">
        <text:list-item>
          <text:p text:style-name="P23">Formal Elements: Colour schemes, typography, compositions</text:p>
        </text:list-item>
        <text:list-item>
          <text:p text:style-name="P23">Content: Levels, sprites and characters</text:p>
        </text:list-item>
        <text:list-item>
          <text:p text:style-name="P23">FAVR: Visual modes, ocularizations, framing mechanisms, construction of tangible space</text:p>
        </text:list-item>
        <text:list-item>
          <text:p text:style-name="P23">Relevant paratexts: Box art, manuals, advertisement, etc.</text:p>
        </text:list-item>
      </text:list>
      <text:p text:style-name="First_20_paragraph">More information about the thoughts that went into the creation of the image corpus can found on my dissertation wiki under <text:a xlink:type="simple" xlink:href="https://phd.thgie.ch/notes/Image%20Corpus.html" office:name=""><text:span text:style-name="Definition">Image Corpus</text:span></text:a>.</text:p>
      <text:h text:style-name="Heading_20_5" text:outline-level="5"><text:bookmark-start text:name="source-code"/>Source code<text:bookmark-end text:name="source-code"/></text:h>
      <text:p text:style-name="First_20_paragraph">As mentioned in 1. and 3.1.2, the source code of the researched games is of special interest to me. Critical code analysis treats code not only as functional instructions to a machine, but also as a text that can be hermeneutically approached and semiotically read (Marino 2020). Further, from the perspective of design theory, a digital game is a second order design (Willumsen 2016). The game developers don’t design the game, they design the structures that generate the game. Akin to the writing aid for an author, like pens or keyboards, source code has formal and structural influence on the what and how the game developers design. Taken together, these two approaches outline source code as a carrier of meaning, as well as the tools and material for designing games. This makes source code a core focus of my dissertation.</text:p>
      <text:p text:style-name="Text_20_body">Working with source code can be difficult. Source code is text, but can reach levels of abstraction down to being a string of seemingly random alphanumeric strings, in the case of Assembler. A certain level of knowledge and experience is needed to fruitfully dive into source code with close readings. I have made first attempts in critical code analysis, as mentioned under 2.3.3. Distant readings, in which the digital humanities are especially strong, are yet to be established when approaching source code hermeneutically.</text:p>
      <text:p text:style-name="Text_20_body">To read source code, one needs to obtain such, which is another difficulty. It is yet to be seen, if I will be able to acquire the source code of the games we research. Games written in Basic, which is not always compiled to machine code, as well as magazine listings have their source code directly accessible. But, these games only make a small portion of our corpus. In the case of games that were compiled, and where the source code is not directly accessible, we are dependent on the personal archives of the game developers. Decompiling the games is a possible approach, but the produced source code is an interpretation by the machine and not comparable to the original code written by the developers. Further thoughts on this problematic can be found in 4.4.1.</text:p>
      <text:p text:style-name="Text_20_body">Archiving digital game source code could be done easily, for example, by setting up version control repositories. Working with source code academically is another problem. Legal issues, access rights, long-term archiving, referencing specific pieces of code in publications, and other issues arise. This dissertation will not be able to tackle all of them, but use the source code corpus pragmatically.</text:p>
      <text:p text:style-name="Horizontal_20_Line"/>
      <text:p text:style-name="First_20_paragraph">All three corpora are built and maintained with FAIR/CARE principles in mind. The metadata in the corpus on Swiss digital games will be regularly published as linked open data on Wikidata. The catalogue of images will be worked on in Tropy and disseminated in an Omeka archive, as well as on Zenodo. The archive of source code has no clear long-term path yet, but efforts are being made to create sustainable digital games archives in Switzerland. Cooperation with these archives is desirable.</text:p>
      <text:h text:style-name="Heading_20_4" text:outline-level="4"><text:bookmark-start text:name="horror-game-politics-method"/>4.3.3 Horror Game Politics Method<text:bookmark-end text:name="horror-game-politics-method"/></text:h>
      <text:p text:style-name="First_20_paragraph">The HGP method is a historical, source-critical approach to studying video games, which focuses on analysing production, product, and reception. Developed by Eugen Pfister and Arno Görgen, this method aids in reconstructing the original context through production-, media- and reception analysis.</text:p>
      <text:p text:style-name="Text_20_body">Since I will study the visuality as well as the source code of digital games mainly from the 1980ies and 1990ies, it is important to situate the analysis properly in its historical context. The HGP method is building on Roland Barthes approach to myth-making, and was applied to reading into the political myth of horror games. This aspect of the HGP method will help me in the hermeneutic analysis of case studies.</text:p>
      <text:h text:style-name="Heading_20_4" text:outline-level="4"><text:bookmark-start text:name="design-rhetoric-bern-model"/>4.3.5 Design rhetoric (Bern model)<text:bookmark-end text:name="design-rhetoric-bern-model"/></text:h>
      <text:p text:style-name="First_20_paragraph">Design rhetoric examines the rhetorical principles in designed artefacts regarding their intentions and effects. Rhetorical design analysis according to the Bern model attempts to bridge the gap between a close study of designed objects and the discourse (social, political, psychological) that they interact with. This approach then tries to bring together intimate expert-knowledge on why things are designed as they are and how these designs relate to and shape the world at large.</text:p>
      <text:p text:style-name="Text_20_body">Design rhetoric is at once interested in the designing, the designed, and the effects of both. It as an interdisciplinary approach that draws from interactional expertise, the ability to converse expertly in more than one discipline (Collins and Evans 2009) and bridging formal analysis, hermeneutics and collaborative elicitation. There is a tension between the intentions of the developers and graphic artists, that are deposited into the source code, and the effects created in the image on screen. Design rhetoric’s interdisciplinary approach is in favour of bringing together these two separate domains and will accompany me throughout the dissertation.</text:p>
      <text:h text:style-name="Heading_20_4" text:outline-level="4"><text:bookmark-start text:name="critical-code-analysis-1"/>4.3.6 Critical code analysis<text:bookmark-end text:name="critical-code-analysis-1"/></text:h>
      <text:p text:style-name="First_20_paragraph">Critical code analysis describes source code for software not only as functional instructions for machines, but also as cultural artefacts written by humans for humans, akin to literature. This means, that source code could potentially be read to acquire knowledge about socio-cultural and historical contexts. To what extent source code can be treated as a literary text, or leaning more on the Foucauldian notion of text, has been tested and described in 2.4.4. First preliminary results indicate that source code is rich in knowledge, but difficult to access through digital humanities distant readings approaches.</text:p>
      <text:h text:style-name="Heading_20_3" text:outline-level="3"><text:bookmark-start text:name="theoretical-position"/>4.3 Theoretical position<text:bookmark-end text:name="theoretical-position"/></text:h>
      <text:p text:style-name="First_20_paragraph">The theoretical vantage point of this dissertation will be Vilém Flusser’s theory of the technical image. In his thinking, he started to differentiate between “traditional” and “technical” images (Flusser 2011). The former are the result of a cultural evolution, in which we started to translate direct experience of the world into two-dimensional representation of this experience. The latter, “technical” images, have been introduced a few steps later and are produced through textual descriptions. They do not necessarily represent any more, but are constructed and construct. The “technical” image thus alienates the viewer from direct experience and creates its own world.</text:p>
      <text:p text:style-name="Text_20_body">Flusser was a contemporary media analyst, the theoretician who inquired new media up to the rise of the computer. Home computers, and with them the rise of programming practices beyond the university, and video game cultures came after his seminal work, and have not been included in the analysis. His work can be ascribed to critical theory, as he did not only ponder on the subject, but also warn of possible problems arising from the rise of the “technical” image.</text:p>
      <text:p text:style-name="Text_20_body">Flusser’s theoretical approach will be expanded by Marino’s theories on code as a cultural artefact (Marino 2020). Critical code analysis is not only a methodological approach but also a theoretical perspective, in which code is not only textual instruction for machines. Code is also a socio-cultural artefact that can be approached through hermeneutics. Code is comprehended not just by programmers, but also by lawyers, artists, pundits, journalists, political activists, and literary scholars. Its utility extends beyond mere programming and finds application in political discourse, artistic creations, popular culture, and the documentation of history.</text:p>
      <text:h text:style-name="Heading_20_3" text:outline-level="3"><text:bookmark-start text:name="possible-problems"/>4.4 Possible problems<text:bookmark-end text:name="possible-problems"/></text:h>
      <text:p text:style-name="First_20_paragraph">In the following I will reflect on possible weaknesses in the outlined research design as well as how to mitigate the risks.</text:p>
      <text:h text:style-name="Heading_20_4" text:outline-level="4"><text:bookmark-start text:name="critical-code-analysis-2"/>4.4.1 Critical code analysis<text:bookmark-end text:name="critical-code-analysis-2"/></text:h>
      <text:p text:style-name="First_20_paragraph">Although researching context is key to this methodology, its main focus is source code. In the case of old digital games, such source code can be hard to obtain. Problems can arise, for example if the original developers can’t be contacted, don’t want to share their code base or don’t have it any more. It is certain that some source code can be found, although maybe not of the originally targeted games. As a fallback, games from beyond the scope of the corpus could be included to find material for this approach. Being able to research the interplay of technology and visuality in our Swiss digital games corpus would be the best possible outcome.</text:p>
      <text:p text:style-name="Text_20_body">It is one of these dissertations appeals to open data: To study digital games, we need not only their compiled executable versions, but also their raw source material, their game code (Konzack 2002; Willumsen 2016).</text:p>
      <text:h text:style-name="Heading_20_4" text:outline-level="4"><text:bookmark-start text:name="image-reception"/>4.4.2 Image reception<text:bookmark-end text:name="image-reception"/></text:h>
      <text:p text:style-name="First_20_paragraph">As a historical analysis, research into the reception of the image, an important aspect of design rhetoric, is limited. This shortcoming can be balanced by the Horror-Game-Politics method, which is a source-critical approach that builds on research into the context.</text:p>
      <text:h text:style-name="Heading_20_2" text:outline-level="2"><text:bookmark-start text:name="timetable-and-pursued-output"/>5. Timetable and pursued output<text:bookmark-end text:name="timetable-and-pursued-output"/></text:h>
      <text:h text:style-name="Heading_20_3" text:outline-level="3"><text:bookmark-start text:name="timetable-overview"/>5.1 Timetable Overview<text:bookmark-end text:name="timetable-overview"/></text:h>
      <text:p text:style-name="First_20_paragraph">Brackets mark the disciplines tackled by each work package or paper: Digital humanities (DH), design research (DR), video game studies (VG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imeframe</text:p>
            </table:table-cell>
            <table:table-cell table:style-name="TableHeaderRowCell" office:value-type="string">
              <text:p text:style-name="Table_20_Heading">WP</text:p>
            </table:table-cell>
            <table:table-cell table:style-name="TableHeaderRowCell" office:value-type="string">
              <text:p text:style-name="Table_20_Heading">Milestones</text:p>
            </table:table-cell>
            <table:table-cell table:style-name="TableHeaderRowCell" office:value-type="string">
              <text:p text:style-name="Table_20_Heading">Steps</text:p>
            </table:table-cell>
          </table:table-row>
        </table:table-header-rows>
        <table:table-row>
          <table:table-cell table:style-name="TableRowCell" office:value-type="string">
            <text:p text:style-name="Table_20_Contents">2023</text:p>
          </table:table-cell>
          <table:table-cell table:style-name="TableRowCell" office:value-type="string">
            <text:p text:style-name="Table_20_Contents">WP0</text:p>
          </table:table-cell>
          <table:table-cell table:style-name="TableRowCell" office:value-type="string">
            <text:p text:style-name="Table_20_Contents">Exposé</text:p>
          </table:table-cell>
          <table:table-cell table:style-name="TableRowCell" office:value-type="string">
            <text:p text:style-name="Table_20_Contents">- Literature Research - Development of methodological framework - Case studies</text:p>
          </table:table-cell>
        </table:table-row>
        <table:table-row>
          <table:table-cell table:style-name="TableRowCell" office:value-type="string">
            <text:p text:style-name="Table_20_Contents">2024, Jan - Jun</text:p>
          </table:table-cell>
          <table:table-cell table:style-name="TableRowCell" office:value-type="string">
            <text:p text:style-name="Table_20_Contents">WP1</text:p>
          </table:table-cell>
          <table:table-cell table:style-name="TableRowCell" office:value-type="string">
            <text:p text:style-name="Table_20_Contents">1. Paper</text:p>
          </table:table-cell>
          <table:table-cell table:style-name="TableRowCell" office:value-type="string">
            <text:p text:style-name="Table_20_Contents">Description and analysis of image-corpus (DH)- Additional: platform for the exploration of the corpus</text:p>
          </table:table-cell>
        </table:table-row>
        <table:table-row>
          <table:table-cell table:style-name="TableRowCell" office:value-type="string">
            <text:p text:style-name="Table_20_Contents">2024, Jul - Dec</text:p>
          </table:table-cell>
          <table:table-cell table:style-name="TableRowCell" office:value-type="string">
            <text:p text:style-name="Table_20_Contents">WP2</text:p>
          </table:table-cell>
          <table:table-cell table:style-name="TableRowCell" office:value-type="string">
            <text:p text:style-name="Table_20_Contents">2. Paper</text:p>
          </table:table-cell>
          <table:table-cell table:style-name="TableRowCell" office:value-type="string">
            <text:p text:style-name="Table_20_Contents">Historical research on the visuality of older digital games in Switzerland (DR, VGS)</text:p>
          </table:table-cell>
        </table:table-row>
        <table:table-row>
          <table:table-cell table:style-name="TableRowCell" office:value-type="string">
            <text:p text:style-name="Table_20_Contents">2025, Jan - Jun</text:p>
          </table:table-cell>
          <table:table-cell table:style-name="TableRowCell" office:value-type="string">
            <text:p text:style-name="Table_20_Contents">WP3</text:p>
          </table:table-cell>
          <table:table-cell table:style-name="TableRowCell" office:value-type="string">
            <text:p text:style-name="Table_20_Contents">3. Paper</text:p>
          </table:table-cell>
          <table:table-cell table:style-name="TableRowCell" office:value-type="string">
            <text:p text:style-name="Table_20_Contents">Researching digital games’ source code; Games’ source code as corpus and archival material (DH, VGS)</text:p>
          </table:table-cell>
        </table:table-row>
        <table:table-row>
          <table:table-cell table:style-name="TableRowCell" office:value-type="string">
            <text:p text:style-name="Table_20_Contents">2025, Jul - Dec</text:p>
          </table:table-cell>
          <table:table-cell table:style-name="TableRowCell" office:value-type="string">
            <text:p text:style-name="Table_20_Contents">WP4</text:p>
          </table:table-cell>
          <table:table-cell table:style-name="TableRowCell" office:value-type="string">
            <text:p text:style-name="Table_20_Contents">4. Paper</text:p>
          </table:table-cell>
          <table:table-cell table:style-name="TableRowCell" office:value-type="string">
            <text:p text:style-name="Table_20_Contents">Researching the relationship between code and visuality (DH, DR, VGS)</text:p>
          </table:table-cell>
        </table:table-row>
        <table:table-row>
          <table:table-cell table:style-name="TableRowCell" office:value-type="string">
            <text:p text:style-name="Table_20_Contents">2026 - 2027</text:p>
          </table:table-cell>
          <table:table-cell table:style-name="TableRowCell" office:value-type="string">
            <text:p text:style-name="Table_20_Contents">WP5</text:p>
          </table:table-cell>
          <table:table-cell table:style-name="TableRowCell" office:value-type="string">
            <text:p text:style-name="Table_20_Contents">Dissertation</text:p>
          </table:table-cell>
          <table:table-cell table:style-name="TableRowCell" office:value-type="string">
    </table:table-cell>
        </table:table-row>
      </table:table>
      <text:h text:style-name="Heading_20_3" text:outline-level="3"><text:bookmark-start text:name="detailed-schedule"/>5.2 Detailed Schedule<text:bookmark-end text:name="detailed-schedule"/></text:h>
      <text:p text:style-name="First_20_paragraph">The following timetables are rough estimates and subject to change during the research project.</text:p>
      <text:h text:style-name="Heading_20_5" text:outline-level="5"><text:bookmark-start text:name="work-package-0-2023-2024"/>Work Package 0 – 2023-2024<text:bookmark-end text:name="work-package-0-2023-2024"/></text:h>
      <text:p text:style-name="First_20_paragraph">WP0 is reserved for getting a good overview, setting the focus, working on the expose, attaining the necessary ECTS points needed for the PhD. Part of working on the expose are case studies to inquire focus-related and methodological questions. The case studies are listed under 2.3.</text:p>
      <text:h text:style-name="Heading_20_5" text:outline-level="5"><text:bookmark-start text:name="work-package-1-1.-half-2024"/>Work Package 1 – 1. half 2024<text:bookmark-end text:name="work-package-1-1.-half-2024"/></text:h>
      <text:p text:style-name="First_20_paragraph">WP1 concentrates on the discipline of digital humanities as well as the building, maintaining, and analysing of an image corpus regarding the visuality of digital games. The corpus was a case study that is outlined in 2.3.1.</text:p>
      <text:list text:style-name="L24">
        <text:list-item>
          <text:p text:style-name="P24">Questions: What kind of knowledge can an image corpus on digital games generate? What kind of knowledge is lost in the process (see ergodicity)? What are the infrastructural necessities to enable distant and close readings of the image corpus?</text:p>
        </text:list-item>
        <text:list-item>
          <text:p text:style-name="P24">Methods: Image corpus analysis</text:p>
        </text:list-item>
        <text:list-item>
          <text:p text:style-name="P24">Publishing medium: Digital humanities journal, TBD</text:p>
        </text:list-item>
        <text:list-item>
          <text:p text:style-name="P24">Schedule</text:p>
          <text:list text:style-name="L25">
            <text:list-item>
              <text:p text:style-name="P25">1 - 2 months: Building corpus</text:p>
            </text:list-item>
            <text:list-item>
              <text:p text:style-name="P25">3 - 4 months: Analysing through distant and close reading methods</text:p>
            </text:list-item>
            <text:list-item>
              <text:p text:style-name="P25">1 - 2 months: Write-up findings, publish and rewrite</text:p>
            </text:list-item>
          </text:list>
        </text:list-item>
      </text:list>
      <text:p text:style-name="First_20_paragraph">Part of this work package is the start of a digital edition, that enables the exploration of the image corpus, as well as other data relevant to my dissertation. This edition could stand on its own, or be structured to fit a specific publication.</text:p>
      <text:h text:style-name="Heading_20_5" text:outline-level="5"><text:bookmark-start text:name="work-package-2-2.-half-2024"/>Work Package 2 – 2. half 2024<text:bookmark-end text:name="work-package-2-2.-half-2024"/></text:h>
      <text:p text:style-name="First_20_paragraph">WP2 shifts to the HGP-method as well as design rhetoric, see 4.3.3. I will define three case studies in which I will analyse the visuality of one digital game, or a group of games, within their historical contexts. The goal is to identify flows and novelties, pop-cultural references and visual discourse regarding the visuality and how those relate to Switzerland as a historic unity.</text:p>
      <text:list text:style-name="L26">
        <text:list-item>
          <text:p text:style-name="P26">Questions: What is the specific visuality of digital games made in Switzerland? What kind of influences did it take up, propagate, and what kind of elements did it add to the discourse?</text:p>
        </text:list-item>
        <text:list-item>
          <text:p text:style-name="P26">Methods: Design rhetoric, HGP-method</text:p>
        </text:list-item>
        <text:list-item>
          <text:p text:style-name="P26">Publishing medium: Video game studies journal, Design rhetoric journal, TBD</text:p>
        </text:list-item>
        <text:list-item>
          <text:p text:style-name="P26">Schedule</text:p>
          <text:list text:style-name="L27">
            <text:list-item>
              <text:p text:style-name="P27">1 month: Defining case studies</text:p>
            </text:list-item>
            <text:list-item>
              <text:p text:style-name="P27">3 - 4 months: One month per case study, analysing the digital game(s) through the mentioned method and the images collected in WP1</text:p>
            </text:list-item>
            <text:list-item>
              <text:p text:style-name="P27">1 - 2 months: Write-up findings, publish and rewrite</text:p>
            </text:list-item>
          </text:list>
        </text:list-item>
      </text:list>
      <text:h text:style-name="Heading_20_5" text:outline-level="5"><text:bookmark-start text:name="work-package-3-1.-half-2025"/>Work Package 3 – 1. half 2025<text:bookmark-end text:name="work-package-3-1.-half-2025"/></text:h>
      <text:p text:style-name="First_20_paragraph">WP3 focuses on a corpus which will take time to create, that is, the archive holding the source code of the games. The collection of, or search for, digital games source code will start as early as possible. In most cases, this material will be found through the original developers, if the source code has been preserved at all. Alternative ways to obtain source code will be considered as well. For example, decompressing the games when they were written in Basic, which does not compile. The source code archive will be worked through digital humanities distant reading approaches, such as corpus analysis, as well as close reading attempts and critical code analysis.</text:p>
      <text:list text:style-name="L28">
        <text:list-item>
          <text:p text:style-name="P28">Questions: How can we work academically with digital games’ source code? How does source code behave as corpus and archival material? What kind of text is source code, and how can digital humanities distant reading approach handle it?</text:p>
        </text:list-item>
        <text:list-item>
          <text:p text:style-name="P28">Methods: Critical code analysis</text:p>
        </text:list-item>
        <text:list-item>
          <text:p text:style-name="P28">Publishing medium: Digital humanities journal, TBD</text:p>
        </text:list-item>
        <text:list-item>
          <text:p text:style-name="P28">Schedule:</text:p>
          <text:list text:style-name="L29">
            <text:list-item>
              <text:p text:style-name="P29">2 months: Building of source code archive</text:p>
            </text:list-item>
            <text:list-item>
              <text:p text:style-name="P29">2 - 3 months: Distant and close reading analysis of source code</text:p>
            </text:list-item>
            <text:list-item>
              <text:p text:style-name="P29">1 - 2 months: Write-up findings, publish and rewrite</text:p>
            </text:list-item>
          </text:list>
        </text:list-item>
      </text:list>
      <text:h text:style-name="Heading_20_5" text:outline-level="5"><text:bookmark-start text:name="work-package-4-2.-half-2025"/>Work Package 4 – 2. half 2025<text:bookmark-end text:name="work-package-4-2.-half-2025"/></text:h>
      <text:p text:style-name="First_20_paragraph">WP4 combines work done in the previous work packages and attempts to unify several methodological approaches (distant reading, close reading, design rhetoric, critical code analysis). The aim of this work package is to inquire the original hypothesis and questions regarding the invisible rift between the research on the image of the digital game and its material base, as well as my assumption that there is an unacknowledged interplay between the techno-historic limits of digital game development and the reception of the image. I will define three case studies of digital games of which I have material in my image corpus and source code archive, and apply said method in combination to methodological results from former work packages. To this end, findings from WP2 and WP3 will be combined and extended.</text:p>
      <text:list text:style-name="L30">
        <text:list-item>
          <text:p text:style-name="P30">Questions: To what extent are the technological foundations of video games and their visuality entangled? Can they be treated as separate domains, or do they have to be read as paratexts to each other? Are they on a semiological continuum, or is there a shift of expression at the moment of transformation from code to image? Can a games code be read meaningful towards the image that it emanates?</text:p>
        </text:list-item>
        <text:list-item>
          <text:p text:style-name="P30">Methods: Critical code analysis, Design rhetoric, HGP-method</text:p>
        </text:list-item>
        <text:list-item>
          <text:p text:style-name="P30">Publishing medium: Design rhetoric journal, Video game studies journal, TBD</text:p>
        </text:list-item>
        <text:list-item>
          <text:p text:style-name="P30">Schedule:</text:p>
          <text:list text:style-name="L31">
            <text:list-item>
              <text:p text:style-name="P31">1 month: Defining case studies</text:p>
            </text:list-item>
            <text:list-item>
              <text:p text:style-name="P31">3 - 4 months: One month per case study, analysing the digital game(s) through outlined approach</text:p>
            </text:list-item>
            <text:list-item>
              <text:p text:style-name="P31">1 - 2 months: Write-up findings, publish and rewrite</text:p>
            </text:list-item>
          </text:list>
        </text:list-item>
      </text:list>
      <text:h text:style-name="Heading_20_5" text:outline-level="5"><text:bookmark-start text:name="work-package-5-2026-2027"/>Work Package 5 – 2026-2027<text:bookmark-end text:name="work-package-5-2026-2027"/></text:h>
      <text:p text:style-name="First_20_paragraph">WP5 focuses on wrapping up the publishing process of the four papers and writing the synopses needed for the dissertation.</text:p>
      <text:h text:style-name="Heading_20_2" text:outline-level="2"><text:bookmark-start text:name="bibliography"/>6. Bibliography<text:bookmark-end text:name="bibliography"/></text:h>
      <text:section text:name="refs">
        <text:section text:name="ref-aarsethCybertextPerspectivesErgodic1997">
          <text:p text:style-name="First_20_paragraph">Aarseth, Espen J. 1997. <text:span text:style-name="T1">Cybertext: Perspectives on Ergodic Literature</text:span>. Baltimore, Md: Johns Hopkins University Press.</text:p>
        </text:section>
        <text:section text:name="ref-blankenheimKunstComputerGame2023">
          <text:p text:style-name="Text_20_body">Blankenheim, Björn. 2023. <text:span text:style-name="T1">Die Kunst des Computer Game Design: Zur Produktionsästhetik von Computerspielen (1982-1996) im Spiegel der historischen Kunstliteratur</text:span>. 1st ed. Vol. 47. Design. Bielefeld, Germany: transcript Verlag. <text:a xlink:type="simple" xlink:href="https://doi.org/10.14361/9783839448342" office:name=""><text:span text:style-name="Definition">https://doi.org/10.14361/9783839448342</text:span></text:a>.</text:p>
        </text:section>
        <text:section text:name="ref-collinsRethinkingExpertise2009">
          <text:p text:style-name="Text_20_body">Collins, Harry, and Robert Evans. 2009. <text:span text:style-name="T1">Rethinking </text:span><text:span text:style-name="T1">Expertise</text:span>. Chicago, IL: University of Chicago Press. <text:a xlink:type="simple" xlink:href="https://press.uchicago.edu/ucp/books/book/chicago/R/bo5485769.html" office:name=""><text:span text:style-name="Definition">https://press.uchicago.edu/ucp/books/book/chicago/R/bo5485769.html</text:span></text:a>.</text:p>
        </text:section>
        <text:section text:name="ref-fizekLudicGlassMaking2022">
          <text:p text:style-name="Text_20_body">Fizek, Sonia. 2022. “Through the Ludic Glass: Making Sense of Video Games as Algorithmic Spectacles.” <text:span text:style-name="T1">Game Studies</text:span> 22 (2). <text:a xlink:type="simple" xlink:href="http://gamestudies.org/2202/articles/gap_fizek" office:name=""><text:span text:style-name="Definition">http://gamestudies.org/2202/articles/gap_fizek</text:span></text:a>.</text:p>
        </text:section>
        <text:section text:name="ref-flusserUniverseTechnicalImages2011">
          <text:p text:style-name="Text_20_body">Flusser, Vilém. 2011. <text:span text:style-name="T1">Into the Universe of Technical Images</text:span>. Electronic Mediations, v. 32. Minneapolis: University of Minnesota Press.</text:p>
        </text:section>
        <text:section text:name="ref-gerlingScreenImagesInGame2022">
          <text:p text:style-name="Text_20_body">Gerling, Winfried, Sebastian Möring, and Marco De Mutiis. 2022. <text:span text:style-name="T1">Screen </text:span><text:span text:style-name="T1">Images In-Game Photography</text:span><text:span text:style-name="T1">, </text:span><text:span text:style-name="T1">Screenshot</text:span><text:span text:style-name="T1">, </text:span><text:span text:style-name="T1">Screencast</text:span>. 1. Auflage. Reihe Des Brandenburgischen Zentrums Für Medienwissenschaften - ZeM. Berlin: Kulturverlag Kadmos Berlin.</text:p>
        </text:section>
        <text:section text:name="ref-jayScopicRegime2008">
          <text:p text:style-name="Text_20_body">Jay, Martin. 2008. “Scopic Regime.” In <text:span text:style-name="T1">The </text:span><text:span text:style-name="T1">International Encyclopedia</text:span><text:span text:style-name="T1"> of </text:span><text:span text:style-name="T1">Communication</text:span>. John Wiley &amp; Sons, Ltd. <text:a xlink:type="simple" xlink:href="https://doi.org/10.1002/9781405186407.wbiecs017" office:name=""><text:span text:style-name="Definition">https://doi.org/10.1002/9781405186407.wbiecs017</text:span></text:a>.</text:p>
        </text:section>
        <text:section text:name="ref-konzackComputerGameCriticism2002">
          <text:p text:style-name="Text_20_body">Konzack, Lars. 2002. “Computer Game Criticism: A Method for Computer Game Analysis.”</text:p>
        </text:section>
        <text:section text:name="ref-marinoCriticalCodeStudies2020">
          <text:p text:style-name="Text_20_body">Marino, Mark C. 2020. <text:span text:style-name="T1">Critical Code Studies</text:span>. Software Studies (Cambridge, Mass.). Cambridge, Massachusetts: The MIT Press. <text:a xlink:type="simple" xlink:href="https://mitpress.mit.edu/9780262043656/critical-code-studies/" office:name=""><text:span text:style-name="Definition">https://mitpress.mit.edu/9780262043656/critical-code-studies/</text:span></text:a>.</text:p>
        </text:section>
        <text:section text:name="ref-roseVisualMethodologiesIntroduction2016">
          <text:p text:style-name="Text_20_body">Rose, Gillian. 2016. <text:span text:style-name="T1">Visual Methodologies: An Introduction to Researching with Visual Materials</text:span>. 4th edition. London: SAGE Publications Ltd. <text:a xlink:type="simple" xlink:href="http://study.sagepub.com/rose4e" office:name=""><text:span text:style-name="Definition">http://study.sagepub.com/rose4e</text:span></text:a>.</text:p>
        </text:section>
        <text:section text:name="ref-willumsenSourceCodeFormal2016">
          <text:p text:style-name="Text_20_body">Willumsen, Ea Christina. 2016. “Source Code and Formal Analysis: A Hermeneutic Reading of Passage,” August. <text:a xlink:type="simple" xlink:href="http://www.digra.org/digital-library/publications/source-code-and-formal-analysis-a-hermeneutic-reading-of-passage/" office:name=""><text:span text:style-name="Definition">http://www.digra.org/digital-library/publications/source-code-and-formal-analysis-a-hermeneutic-reading-of-passage/</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7</meta:generator>
    <dc:title>Procedural visuality - Interdisciplinary perspectives on en/decoding the visuality of early Swiss digital games</dc:title>
    <dc:description/>
    <dc:subject/>
    <meta:keyword/>
    <meta:initial-creator>Adrian Demleitner</meta:initial-creator>
    <dc:creator>Adrian Demleitner</dc:creator>
    <meta:creation-date>2023-10-06T12:14:06Z</meta:creation-date>
    <dc:date>2023-10-06T12:14:06Z</dc:date>
    <meta:user-defined meta:name="bibliography" meta:value-type="string">/Users/dna4/Repositories/dissertation/assets/bibliography.bib</meta:user-defined>
    <meta:user-defined meta:name="created" meta:value-type="string">2023-09-10T21:25</meta:user-defined>
    <meta:user-defined meta:name="updated" meta:value-type="string">2023-10-06T14:13</meta:user-defined>
  </office:meta>
</office:document-meta>
</file>